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style:text-underline-style="solid" style:text-underline-width="auto" style:text-underline-color="font-color"/>
    </style:style>
    <style:style style:name="P3" style:family="paragraph" style:parent-style-name="Standard">
      <style:text-properties style:font-name="FreeMono" style:text-underline-style="solid" style:text-underline-width="auto" style:text-underline-color="font-color" officeooo:rsid="0027c239" officeooo:paragraph-rsid="0027c239"/>
    </style:style>
    <style:style style:name="P4" style:family="paragraph" style:parent-style-name="Standard">
      <style:text-properties style:font-name="FreeMono" officeooo:paragraph-rsid="001fea2d"/>
    </style:style>
    <style:style style:name="P5" style:family="paragraph" style:parent-style-name="Standard">
      <style:text-properties style:font-name="FreeMono" officeooo:rsid="002376d0" officeooo:paragraph-rsid="002376d0"/>
    </style:style>
    <style:style style:name="P6" style:family="paragraph" style:parent-style-name="Standard">
      <style:text-properties style:font-name="FreeMono" officeooo:rsid="0025d22f" officeooo:paragraph-rsid="0025d22f"/>
    </style:style>
    <style:style style:name="P7" style:family="paragraph" style:parent-style-name="Standard">
      <style:text-properties style:font-name="FreeMono" officeooo:rsid="0029ad72" officeooo:paragraph-rsid="0029ad72"/>
    </style:style>
    <style:style style:name="P8" style:family="paragraph" style:parent-style-name="Heading_20_2">
      <style:text-properties officeooo:rsid="001648ff" officeooo:paragraph-rsid="001648ff"/>
    </style:style>
    <style:style style:name="P9" style:family="paragraph" style:parent-style-name="Heading_20_2">
      <style:paragraph-properties fo:break-before="page"/>
      <style:text-properties style:font-name="FreeMono" officeooo:rsid="001648ff" officeooo:paragraph-rsid="001e5ba3"/>
    </style:style>
    <style:style style:name="P10" style:family="paragraph" style:parent-style-name="Standard">
      <style:text-properties style:font-name="FreeMono" fo:font-weight="bold" officeooo:rsid="001afe34" officeooo:paragraph-rsid="001afe34" style:font-weight-asian="bold" style:font-weight-complex="bold"/>
    </style:style>
    <style:style style:name="P11" style:family="paragraph" style:parent-style-name="Standard">
      <style:text-properties style:font-name="FreeMono" officeooo:rsid="001e5ba3" officeooo:paragraph-rsid="001fea2d"/>
    </style:style>
    <style:style style:name="P12" style:family="paragraph" style:parent-style-name="Standard">
      <style:text-properties style:font-name="FreeMono" officeooo:rsid="0029ad72" officeooo:paragraph-rsid="0029ad72"/>
    </style:style>
    <style:style style:name="P13" style:family="paragraph" style:parent-style-name="Standard">
      <style:text-properties style:font-name="FreeMono" officeooo:rsid="002d1ce4" officeooo:paragraph-rsid="002d1ce4"/>
    </style:style>
    <style:style style:name="P14" style:family="paragraph" style:parent-style-name="Standard">
      <style:text-properties style:font-name="FreeMono" officeooo:rsid="002ec48e" officeooo:paragraph-rsid="002ec48e"/>
    </style:style>
    <style:style style:name="P15" style:family="paragraph" style:parent-style-name="Standard">
      <style:text-properties style:font-name="FreeMono" officeooo:rsid="002f6385" officeooo:paragraph-rsid="002f6385"/>
    </style:style>
    <style:style style:name="P16" style:family="paragraph" style:parent-style-name="Standard">
      <style:text-properties style:font-name="FreeMono" officeooo:rsid="0025d22f" officeooo:paragraph-rsid="0025d22f"/>
    </style:style>
    <style:style style:name="P17" style:family="paragraph" style:parent-style-name="Standard">
      <style:text-properties style:font-name="FreeMono" officeooo:rsid="00314947" officeooo:paragraph-rsid="00314947"/>
    </style:style>
    <style:style style:name="P18" style:family="paragraph" style:parent-style-name="Standard">
      <style:text-properties style:font-name="FreeMono" officeooo:rsid="003301c0" officeooo:paragraph-rsid="003301c0"/>
    </style:style>
    <style:style style:name="P19" style:family="paragraph" style:parent-style-name="Standard">
      <style:text-properties style:font-name="FreeMono" officeooo:rsid="00336279" officeooo:paragraph-rsid="00336279"/>
    </style:style>
    <style:style style:name="P20" style:family="paragraph" style:parent-style-name="Standard">
      <style:text-properties style:font-name="FreeMono" officeooo:rsid="0033ca6b" officeooo:paragraph-rsid="0033ca6b"/>
    </style:style>
    <style:style style:name="P21" style:family="paragraph" style:parent-style-name="Standard">
      <style:text-properties style:font-name="FreeMono" officeooo:rsid="00361c34" officeooo:paragraph-rsid="00361c34"/>
    </style:style>
    <style:style style:name="P22" style:family="paragraph" style:parent-style-name="Standard">
      <style:text-properties style:font-name="FreeMono" officeooo:rsid="003699da" officeooo:paragraph-rsid="003699d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5ba3"/>
    </style:style>
    <style:style style:name="T3" style:family="text">
      <style:text-properties style:text-underline-style="solid" style:text-underline-width="auto" style:text-underline-color="font-color" officeooo:rsid="003699da"/>
    </style:style>
    <style:style style:name="T4" style:family="text">
      <style:text-properties officeooo:rsid="001e5ba3"/>
    </style:style>
    <style:style style:name="T5" style:family="text">
      <style:text-properties officeooo:rsid="00205b4b"/>
    </style:style>
    <style:style style:name="T6" style:family="text">
      <style:text-properties officeooo:rsid="00250dc1"/>
    </style:style>
    <style:style style:name="T7" style:family="text">
      <style:text-properties officeooo:rsid="002cf1c9"/>
    </style:style>
    <style:style style:name="T8" style:family="text">
      <style:text-properties officeooo:rsid="00314947"/>
    </style:style>
    <style:style style:name="T9" style:family="text">
      <style:text-properties officeooo:rsid="00357cba"/>
    </style:style>
    <style:style style:name="T10" style:family="text">
      <style:text-properties officeooo:rsid="00369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Blue wizard test 1</text:h>
      <text:p text:style-name="P1">Blue wizard lvl 9 (lvl 10 magic, +0 magic attack)</text:p>
      <text:p text:style-name="P1">between 2.40% and 2.41% chance to hit against:</text:p>
      <text:p text:style-name="P1">+134 magic defence</text:p>
      <text:p text:style-name="P1">lvl 88 magic</text:p>
      <text:p text:style-name="P1">lvl 94 def</text:p>
      <text:p text:style-name="P1">block attack style (stanceBonus = +3)</text:p>
      <text:p text:style-name="P1">NO PRAYER so prayerMultiplier = 1.0</text:p>
      <text:p text:style-name="P1"/>
      <text:p text:style-name="P1"/>
      <text:p text:style-name="P2">wiki method:</text:p>
      <text:p text:style-name="P1">MonsterEffectiveMagic = 19</text:p>
      <text:p text:style-name="P1">AttackRoll = 1216</text:p>
      <text:p text:style-name="P1">PlayerEffectiveMagic = 97.8</text:p>
      <text:p text:style-name="P1">DefenceRoll = 19364.4</text:p>
      <text:p text:style-name="P1">HitChance = 0.031396201 (~3.14%)</text:p>
      <text:p text:style-name="P1"/>
      <text:p text:style-name="P1"><text:span text:style-name="T1">wiki method:</text:span> (using EffectiveDefence instead of DefenceLvl)</text:p>
      <text:p text:style-name="P1">PlayerEffectiveLvl = 101.1</text:p>
      <text:p text:style-name="P1">DefenceRoll = 20017.8</text:p>
      <text:p text:style-name="P1">HitChance = 0,030371451 (~3.04%)</text:p>
      <text:p text:style-name="P1"/>
      <text:p text:style-name="P1"><text:span text:style-name="T1">wiki method:</text:span> (using just MagicLvl for MonsterEffectiveMagicLvl)</text:p>
      <text:p text:style-name="P1">MonsterEffectiveMagic = 10</text:p>
      <text:p text:style-name="P1">AttackRoll = 640</text:p>
      <text:p text:style-name="P1">HitChance = 0,016524317 (~1.65%)</text:p>
      <text:p text:style-name="P1"/>
      <text:p text:style-name="P2">thread method:</text:p>
      <text:p text:style-name="P1">MonsterEffectiveMagic= 27</text:p>
      <text:p text:style-name="P1">AttackRoll = 1728</text:p>
      <text:p text:style-name="P1">PlayerEffectiveDefence = 105</text:p>
      <text:p text:style-name="P1">PlayerEffectiveMagic = 92</text:p>
      <text:p text:style-name="P1">DefenceRoll = 18216</text:p>
      <text:p text:style-name="P1">HitChance = 0,047428226 (~4.74%)</text:p>
      <text:p text:style-name="P1"/>
      <text:p text:style-name="P1"><text:span text:style-name="T1">thread method:</text:span> (without stanceBonus for MonsterEffectiveMagic)</text:p>
      <text:p text:style-name="P1">MonsterEffectiveMagic = 18</text:p>
      <text:p text:style-name="P1">AttackRoll = 1152</text:p>
      <text:p text:style-name="P1">HitChance = 0,031618818 (~3.16%)</text:p>
      <text:p text:style-name="P1"/>
      <text:p text:style-name="P1"><text:span text:style-name="T1">thread_method:</text:span> (using just MagicLvl for MonsterEffectiveMagicLvl)</text:p>
      <text:p text:style-name="P1">MonsterEffectiveLvl = 10</text:p>
      <text:p text:style-name="P1">AttackRoll = 640</text:p>
      <text:p text:style-name="P1">HitChance = 0,01756601 (~1.76%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What if it had +5 magic attack from it’s outfit?</text:p>
      <text:p text:style-name="P2">wiki method:</text:p>
      <text:p text:style-name="P1">MonsterEffectiveMagic = 19</text:p>
      <text:p text:style-name="P1">AttackRoll = 1311</text:p>
      <text:p text:style-name="P1">PlayerEffectiveMagic = 97.8</text:p>
      <text:p text:style-name="P1">DefenceRoll = 19364.4</text:p>
      <text:p text:style-name="P1">HitChance = 0,03384903 (~3.4%)</text:p>
      <text:p text:style-name="P1"/>
      <text:p text:style-name="P2">thread method:</text:p>
      <text:p text:style-name="P1">MonsterEffectiveMagic = 27</text:p>
      <text:p text:style-name="P1">AttackRoll = 1863</text:p>
      <text:p text:style-name="P1">PlayerEffectiveDefence = 105</text:p>
      <text:p text:style-name="P1">PlayerEffectiveMagic = 92</text:p>
      <text:p text:style-name="P1">DefenceRoll = 18216</text:p>
      <text:p text:style-name="P1">HitChance = 0,051133557 (~5.11%)</text:p>
      <text:p text:style-name="P1"/>
      <text:p text:style-name="P1"><text:span text:style-name="T1">thread_method:</text:span> (using just MagicLvl for MonsterEffectiveMagicLvl)</text:p>
      <text:p text:style-name="P1">MonsterEffectiveLvl = 10</text:p>
      <text:p text:style-name="P1">AttackRoll = 690</text:p>
      <text:p text:style-name="P1">HitChance = 0,018938354 (~1.89%)</text:p>
      <text:p text:style-name="P1"/>
      <text:p text:style-name="P1"/>
      <text:h text:style-name="P9" text:outline-level="2">Blue wizard test <text:span text:style-name="T4">2</text:span></text:h>
      <text:p text:style-name="P4">Blue wizard lvl 9 (lvl 10 magic, +0 magic attack)</text:p>
      <text:p text:style-name="P4">3.<text:span text:style-name="T7">328</text:span>% chance to hit against:</text:p>
      <text:p text:style-name="P4">+<text:span text:style-name="T5">94</text:span> magic defence</text:p>
      <text:p text:style-name="P4">lvl 88 magic</text:p>
      <text:p text:style-name="P4">lvl 94 def</text:p>
      <text:p text:style-name="P4">block attack style (stanceBonus = +3)</text:p>
      <text:p text:style-name="P11">NO PRAYER so prayerMultiplier = 1.0</text:p>
      <text:p text:style-name="P11"/>
      <text:p text:style-name="P11"/>
      <text:p text:style-name="P5"><text:span text:style-name="T2">w</text:span><text:span text:style-name="T1">iki method </text:span><text:span text:style-name="T3">1</text:span><text:span text:style-name="T1">:</text:span><text:line-break/>MonsterEffectiveMagic = 19</text:p>
      <text:p text:style-name="P5">AttackRoll = 1216</text:p>
      <text:p text:style-name="P5">PlayerEffectiveMagic <text:span text:style-name="T6">= 97.8</text:span></text:p>
      <text:p text:style-name="P6">DefenceRoll = 15452.4</text:p>
      <text:p text:style-name="P6">HitChance = 0,039344093 (~3.93%<text:span text:style-name="T8">)</text:span></text:p>
      <text:p text:style-name="P6"/>
      <text:p text:style-name="P17"><text:span text:style-name="T1">wiki_method </text:span><text:span text:style-name="T3">2</text:span><text:span text:style-name="T1">:</text:span> (using +8 instead of stance bonus)</text:p>
      <text:p text:style-name="P18">MonsterEffectiveMagic = 18</text:p>
      <text:p text:style-name="P18">AttackRoll = 1152</text:p>
      <text:p text:style-name="P18">HitChance = 0,037273351 (~3.73%)</text:p>
      <text:p text:style-name="P18"/>
      <text:p text:style-name="P20"><text:span text:style-name="T1">wiki_method </text:span><text:span text:style-name="T3">3</text:span><text:span text:style-name="T1">:</text:span> (using +5 from potential armour bonuses and not +9)</text:p>
      <text:p text:style-name="P20">MonsterEffectiveMagic = <text:span text:style-name="T9">15</text:span></text:p>
      <text:p text:style-name="P21">AttackRoll = 960</text:p>
      <text:p text:style-name="P21">HitChance = 0,031061126 (~3.11%)</text:p>
      <text:p text:style-name="P6"/>
      <text:p text:style-name="P3">thread method <text:span text:style-name="T10">1</text:span>:</text:p>
      <text:p text:style-name="P7">MonsterEffectiveMagic = 27</text:p>
      <text:p text:style-name="P7">AttackRoll = 1728</text:p>
      <text:p text:style-name="P13">PlayerEffectiveMagic = 92</text:p>
      <text:p text:style-name="P14">DefenceRoll = 14536</text:p>
      <text:p text:style-name="P15">HitChance = 0,059434546 (~5.94%)</text:p>
      <text:p text:style-name="P15"/>
      <text:p text:style-name="P19"><text:span text:style-name="T1">thread_method </text:span><text:span text:style-name="T3">2</text:span><text:span text:style-name="T1">:</text:span> (with +8 to PlayerEffectiveMagic)</text:p>
      <text:p text:style-name="P19">PlayerEffectiveMagic = 100</text:p>
      <text:p text:style-name="P19">DefenceRoll = 15800</text:p>
      <text:p text:style-name="P19">HitChance = 0,054680084 (~5.47%)</text:p>
      <text:p text:style-name="P19"/>
      <text:p text:style-name="P22"><text:span text:style-name="T1">mutated_method:</text:span> (using wiki3 for AttackRoll and thread1 for DefenceRoll)</text:p>
      <text:p text:style-name="P22">HitChance = 0,033019192 (~3.30%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FreeMono1" fo:font-family="FreeMono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Mono1" fo:font-family="FreeMono" style:font-style-name="Regular" style:font-family-generic="modern" style:font-pitch="fixed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0:28:20.697371606</meta:creation-date>
    <dc:date>2023-06-28T15:08:49.858499975</dc:date>
    <meta:editing-duration>PT1H17M20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3" meta:paragraph-count="88" meta:word-count="358" meta:character-count="2522" meta:non-whitespace-character-count="2252"/>
  </office:meta>
</office:document-meta>
</file>